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0db1" officeooo:paragraph-rsid="00140db1"/>
    </style:style>
    <style:style style:name="P2" style:family="paragraph" style:parent-style-name="Standard">
      <style:text-properties fo:language="es" fo:country="ES" officeooo:rsid="00145132" officeooo:paragraph-rsid="00145132"/>
    </style:style>
    <style:style style:name="P3" style:family="paragraph" style:parent-style-name="Standard">
      <style:text-properties fo:language="es" fo:country="ES" officeooo:rsid="0015f7f8" officeooo:paragraph-rsid="0015f7f8"/>
    </style:style>
    <style:style style:name="P4" style:family="paragraph" style:parent-style-name="Standard">
      <style:text-properties fo:language="es" fo:country="ES" officeooo:rsid="00175cf9" officeooo:paragraph-rsid="00175cf9"/>
    </style:style>
    <style:style style:name="P5" style:family="paragraph" style:parent-style-name="Standard">
      <style:text-properties fo:language="es" fo:country="ES" fo:font-weight="normal" officeooo:rsid="00140db1" officeooo:paragraph-rsid="00140db1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145132" officeooo:paragraph-rsid="0014513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151e47" officeooo:paragraph-rsid="00145132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15f7f8" officeooo:paragraph-rsid="0015f7f8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75cf9" officeooo:paragraph-rsid="00175c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a7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1e47" style:font-weight-asian="normal" style:font-weight-complex="normal"/>
    </style:style>
    <style:style style:name="T5" style:family="text">
      <style:text-properties fo:font-weight="normal" officeooo:rsid="00175cf9" style:font-weight-asian="normal" style:font-weight-complex="normal"/>
    </style:style>
    <style:style style:name="T6" style:family="text">
      <style:text-properties fo:font-weight="normal" officeooo:rsid="00178a76" style:font-weight-asian="normal" style:font-weight-complex="normal"/>
    </style:style>
    <style:style style:name="T7" style:family="text">
      <style:text-properties officeooo:rsid="00191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JERCICIO 1</text:p>
      <text:p text:style-name="P3"/>
      <text:p text:style-name="P1">AUTOR(#código, nombre) siendo </text:p>
      <text:p text:style-name="P1"><text:tab/>código s<text:span text:style-name="T1">iendo entero no nulo</text:span>, </text:p>
      <text:p text:style-name="P1"><text:tab/>nombre <text:span text:style-name="T1">siendo cadena no nulo</text:span>,</text:p>
      <text:p text:style-name="P1"><text:tab/><text:span text:style-name="T1">PK</text:span>(código)</text:p>
      <text:p text:style-name="P1"/>
      <text:p text:style-name="P1">LIBRO(#código, titulo, isbn, editorial, páginas) siendo</text:p>
      <text:p text:style-name="P1"><text:tab/>código s<text:span text:style-name="T1">iendo entero no nulo</text:span>, </text:p>
      <text:p text:style-name="P1"><text:tab/>titulo s<text:span text:style-name="T1">iendo cadena no nulo</text:span>, </text:p>
      <text:p text:style-name="P1"><text:tab/>isbn s<text:span text:style-name="T1">iendo cadena no nulo</text:span>, </text:p>
      <text:p text:style-name="P1"><text:tab/>editorial s<text:span text:style-name="T1">iendo cadena no nulo</text:span>, </text:p>
      <text:p text:style-name="P1"><text:tab/>páginas <text:span text:style-name="T1">siendo entero</text:span><text:span text:style-name="T3">,</text:span></text:p>
      <text:p text:style-name="P1"><text:span text:style-name="T3"><text:tab/></text:span><text:span text:style-name="T1">PK</text:span><text:span text:style-name="T3">(código)</text:span></text:p>
      <text:p text:style-name="P5"/>
      <text:p text:style-name="P5">ESCRIBE(#código_aut, código_libr) siendo</text:p>
      <text:p text:style-name="P1"><text:span text:style-name="T3"><text:tab/>código_aut </text:span><text:span text:style-name="T1">siendo entero no nulo</text:span><text:span text:style-name="T3">, </text:span></text:p>
      <text:p text:style-name="P1"><text:span text:style-name="T3"><text:tab/>código_libr </text:span><text:span text:style-name="T1">siendo entero no nulo</text:span><text:span text:style-name="T3">,</text:span></text:p>
      <text:p text:style-name="P1"><text:span text:style-name="T3"><text:tab/></text:span><text:span text:style-name="T1">PK</text:span><text:span text:style-name="T3">( código_aut, código_libr),</text:span></text:p>
      <text:p text:style-name="P1"><text:span text:style-name="T3"><text:tab/></text:span><text:span text:style-name="T1">FK</text:span><text:span text:style-name="T3">(código_aut/AUTOR(código)),</text:span></text:p>
      <text:p text:style-name="P1"><text:span text:style-name="T3"><text:tab/></text:span><text:span text:style-name="T1">FK</text:span><text:span text:style-name="T3">(código_libr/LIBRO(código))</text:span></text:p>
      <text:p text:style-name="P5"/>
      <text:p text:style-name="P5">EJEMPLAR(#código, localizador, código_libr) siendo</text:p>
      <text:p text:style-name="P1"><text:span text:style-name="T3"><text:tab/>código </text:span><text:span text:style-name="T1">siendo entero no nulo</text:span><text:span text:style-name="T3">, </text:span></text:p>
      <text:p text:style-name="P1"><text:span text:style-name="T3"><text:tab/>localizador </text:span><text:span text:style-name="T1">siendo cadena,</text:span></text:p>
      <text:p text:style-name="P1"><text:span text:style-name="T3"><text:tab/></text:span><text:span text:style-name="T1">PK</text:span><text:span text:style-name="T3">(código),</text:span></text:p>
      <text:p text:style-name="P1"><text:span text:style-name="T3"><text:tab/></text:span><text:span text:style-name="T1">FK</text:span><text:span text:style-name="T3">(código_libr/LIBRO(código))</text:span></text:p>
      <text:p text:style-name="P5"/>
      <text:p text:style-name="P5">USUARIO(#código, nombre, tfno, dirección) siendo</text:p>
      <text:p text:style-name="P1"><text:span text:style-name="T3"><text:tab/>código </text:span><text:span text:style-name="T1">siendo entero no nulo</text:span><text:span text:style-name="T3">, </text:span></text:p>
      <text:p text:style-name="P1"><text:span text:style-name="T3"><text:tab/>nombre </text:span><text:span text:style-name="T1">siendo cadena no nulo</text:span><text:span text:style-name="T3">, </text:span></text:p>
      <text:p text:style-name="P1"><text:span text:style-name="T3"><text:tab/>tfno </text:span><text:span text:style-name="T1">siendo entero no nulo</text:span><text:span text:style-name="T3">, </text:span></text:p>
      <text:p text:style-name="P1"><text:span text:style-name="T3"><text:tab/>dirección </text:span><text:span text:style-name="T1">siendo cadena no nulo</text:span><text:span text:style-name="T3">,</text:span></text:p>
      <text:p text:style-name="P1"><text:span text:style-name="T3"><text:tab/></text:span><text:span text:style-name="T1">PK</text:span><text:span text:style-name="T3">(código)</text:span></text:p>
      <text:p text:style-name="P6"/>
      <text:p text:style-name="P2"><text:span text:style-name="T3">SACA(#código_ejm, #código_usr, fecha_dev, </text:span><text:span text:style-name="T5">#</text:span><text:span text:style-name="T3">fecha_pres) siendo</text:span></text:p>
      <text:p text:style-name="P2"><text:span text:style-name="T3"><text:tab/>código_ejm </text:span><text:span text:style-name="T1">siendo entero no nulo</text:span><text:span text:style-name="T3">, </text:span></text:p>
      <text:p text:style-name="P2"><text:span text:style-name="T3"><text:tab/>código_usr </text:span><text:span text:style-name="T1">siendo entero no nulo</text:span><text:span text:style-name="T3">, </text:span></text:p>
      <text:p text:style-name="P2"><text:span text:style-name="T3"><text:tab/>fecha_dev </text:span><text:span text:style-name="T1">siendo date</text:span><text:span text:style-name="T3">, </text:span></text:p>
      <text:p text:style-name="P2"><text:span text:style-name="T3"><text:tab/>fecha_pres </text:span><text:span text:style-name="T1">siendo date no nulo</text:span><text:span text:style-name="T3">,</text:span></text:p>
      <text:p text:style-name="P2"><text:span text:style-name="T3"><text:tab/></text:span><text:span text:style-name="T1">PK</text:span><text:span text:style-name="T3">(código_ejm, código_usr, fecha_pres)</text:span></text:p>
      <text:p text:style-name="P2"><text:span text:style-name="T3"><text:tab/></text:span><text:span text:style-name="T1">FK</text:span><text:span text:style-name="T3">(código_ejm/EJEMPLAR(código))</text:span></text:p>
      <text:p text:style-name="P2"><text:span text:style-name="T3"><text:tab/></text:span><text:span text:style-name="T1">FK</text:span><text:span text:style-name="T3">(código_</text:span><text:span text:style-name="T4">usr/USUARIO(código))</text:span></text:p>
      <text:p text:style-name="P7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EJERCICIO 2</text:p>
      <text:p text:style-name="P8"/>
      <text:p text:style-name="P8">PRODUCTO(#código, descripción, existencias, precio) siendo</text:p>
      <text:p text:style-name="P3"><text:span text:style-name="T3"><text:tab/>código </text:span><text:span text:style-name="T1">es entero no nulo</text:span><text:span text:style-name="T3">, </text:span></text:p>
      <text:p text:style-name="P3"><text:span text:style-name="T3"><text:tab/>descripción </text:span><text:span text:style-name="T1">es cadena</text:span><text:span text:style-name="T3">, </text:span></text:p>
      <text:p text:style-name="P3"><text:span text:style-name="T3"><text:tab/>existencias </text:span><text:span text:style-name="T1">es entero</text:span><text:span text:style-name="T3">, </text:span></text:p>
      <text:p text:style-name="P3"><text:span text:style-name="T3"><text:tab/>precio </text:span><text:span text:style-name="T1">es entero</text:span><text:span text:style-name="T3">,</text:span></text:p>
      <text:p text:style-name="P3"><text:span text:style-name="T3"><text:tab/></text:span><text:span text:style-name="T1">PK</text:span><text:span text:style-name="T3">(código)</text:span></text:p>
      <text:p text:style-name="P8"/>
      <text:p text:style-name="P8">PROVEEDOR(#código, nombre, apellidos, dirección, tfno) siendo</text:p>
      <text:p text:style-name="P3"><text:span text:style-name="T3"><text:tab/>código </text:span><text:span text:style-name="T1">es entero no nulo</text:span><text:span text:style-name="T3">, </text:span></text:p>
      <text:p text:style-name="P3"><text:span text:style-name="T3"><text:tab/>nombre </text:span><text:span text:style-name="T1">es cadena no nulo</text:span><text:span text:style-name="T3">, </text:span></text:p>
      <text:p text:style-name="P3"><text:span text:style-name="T3"><text:tab/>apellidos </text:span><text:span text:style-name="T1">es cadena no nulo</text:span><text:span text:style-name="T3">, </text:span></text:p>
      <text:p text:style-name="P3"><text:span text:style-name="T3"><text:tab/>dirección </text:span><text:span text:style-name="T1">es cadena no nulo</text:span><text:span text:style-name="T3">, </text:span></text:p>
      <text:p text:style-name="P3"><text:span text:style-name="T3"><text:tab/>tfno </text:span><text:span text:style-name="T1">es entero no nulo</text:span><text:span text:style-name="T3">,</text:span></text:p>
      <text:p text:style-name="P3"><text:span text:style-name="T3"><text:tab/></text:span><text:span text:style-name="T1">PK</text:span><text:span text:style-name="T3">(código)</text:span></text:p>
      <text:p text:style-name="P8"/>
      <text:p text:style-name="P8"><text:span text:style-name="T7">SUMINISTRA</text:span>(#código_prod, #código_prov) siendo</text:p>
      <text:p text:style-name="P3"><text:span text:style-name="T3"><text:tab/>código_prod </text:span><text:span text:style-name="T1">siendo entero no nulo</text:span><text:span text:style-name="T3">, </text:span></text:p>
      <text:p text:style-name="P3"><text:span text:style-name="T3"><text:tab/>código_prov </text:span><text:span text:style-name="T1">siendo entero no nulo</text:span><text:span text:style-name="T3">,</text:span></text:p>
      <text:p text:style-name="P3"><text:span text:style-name="T3"><text:tab/></text:span><text:span text:style-name="T1">PK</text:span><text:span text:style-name="T3">( código_prod, #código_prov),</text:span></text:p>
      <text:p text:style-name="P3"><text:span text:style-name="T3"><text:tab/></text:span><text:span text:style-name="T1">FK</text:span><text:span text:style-name="T3">( código_prod/PRODUCTO(código)),</text:span></text:p>
      <text:p text:style-name="P3"><text:span text:style-name="T3"><text:tab/></text:span><text:span text:style-name="T1">FK</text:span><text:span text:style-name="T3">( código_prov/PROVEEDOR(código))</text:span></text:p>
      <text:p text:style-name="P8"/>
      <text:p text:style-name="P8">CLIENTE(#código, nombre, apellidos, dirección, tfno) siendo</text:p>
      <text:p text:style-name="P3"><text:span text:style-name="T3"><text:tab/>código </text:span><text:span text:style-name="T1">siendo entero no nulo</text:span><text:span text:style-name="T3">, </text:span></text:p>
      <text:p text:style-name="P8"><text:tab/>nombre siendo cadena, </text:p>
      <text:p text:style-name="P3"><text:span text:style-name="T3"><text:tab/>apellidos </text:span><text:span text:style-name="T1">siendo cadena no nulo</text:span><text:span text:style-name="T3">, </text:span></text:p>
      <text:p text:style-name="P3"><text:span text:style-name="T3"><text:tab/>dirección </text:span><text:span text:style-name="T1">siendo cadena no nulo,</text:span><text:span text:style-name="T3"> </text:span></text:p>
      <text:p text:style-name="P3"><text:span text:style-name="T3"><text:tab/>tfno </text:span><text:span text:style-name="T1">siendo entero</text:span><text:span text:style-name="T3">,</text:span></text:p>
      <text:p text:style-name="P3"><text:span text:style-name="T1"><text:tab/>PK</text:span><text:span text:style-name="T3">(código)</text:span></text:p>
      <text:p text:style-name="P8"/>
      <text:p text:style-name="P9">COMPRA(#código_prd, #código_clt, #fechaCompra) siendo</text:p>
      <text:p text:style-name="P4"><text:span text:style-name="T3"><text:tab/>código_prd </text:span><text:span text:style-name="T1">siendo entero no nulo</text:span><text:span text:style-name="T3">, </text:span></text:p>
      <text:p text:style-name="P4"><text:span text:style-name="T3"><text:tab/>código_clt </text:span><text:span text:style-name="T1">siendo entero no nulo</text:span><text:span text:style-name="T3">, </text:span></text:p>
      <text:p text:style-name="P4"><text:span text:style-name="T3"><text:tab/>fechaCompra </text:span><text:span text:style-name="T1">siendo date no nulo,</text:span></text:p>
      <text:p text:style-name="P4"><text:span text:style-name="T3"><text:tab/></text:span><text:span text:style-name="T1">PK</text:span><text:span text:style-name="T3">(código_prd, código_clt, fechaCompra),</text:span></text:p>
      <text:p text:style-name="P4"><text:span text:style-name="T3"><text:tab/></text:span><text:span text:style-name="T2">FK</text:span><text:span text:style-name="T6">(código_prd/PRODUCTO(código))</text:span></text:p>
      <text:p text:style-name="P4"><text:span text:style-name="T6"><text:tab/></text:span><text:span text:style-name="T2">FK</text:span><text:span text:style-name="T6">(código_clt/CLIENTE(código))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1:40:29.400615979</meta:creation-date>
    <meta:generator>LibreOffice/7.0.4.2$Linux_X86_64 LibreOffice_project/00$Build-2</meta:generator>
    <dc:date>2021-11-17T13:10:59.362811097</dc:date>
    <meta:editing-duration>PT39M41S</meta:editing-duration>
    <meta:editing-cycles>7</meta:editing-cycles>
    <meta:document-statistic meta:table-count="0" meta:image-count="0" meta:object-count="0" meta:page-count="2" meta:paragraph-count="72" meta:word-count="258" meta:character-count="2223" meta:non-whitespace-character-count="1949"/>
  </office:meta>
</office:document-meta>
</file>